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60</text:p>
      <text:p text:style-name="Standard"/>
      <text:p text:style-name="Standard">Demandeur : EARL MORVAN</text:p>
      <text:p text:style-name="Standard">Adresse : La Noe<text:line-break/>22800 PLAINE HAUTE</text:p>
      <text:p text:style-name="Standard">Cédant : HENRY Romai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AINE-HAUTE</text:p>
      <text:p text:style-name="Standard"/>
      <text:p text:style-name="Standard"/>
      <text:p text:style-name="Standard"/>
      <text:p text:style-name="P1">Dossier n° : C22250360</text:p>
      <text:p text:style-name="P1"/>
      <text:p text:style-name="P1">Demandeur : EARL MORVAN</text:p>
      <text:p text:style-name="P1">Adresse : La Noe<text:line-break/>22800 PLAINE HAUTE</text:p>
      <text:p text:style-name="P1">Cédant : HENRY Romai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AINE-HAUTE</text:p>
      <text:p text:style-name="P1"/>
      <text:p text:style-name="P1"/>
      <text:p text:style-name="P1">Parcelles : ZL16A - ZL16B - ZL16Z - ZL17</text:p>
      <text:p text:style-name="P1">Superficie : 1,164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